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7.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368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weight="bold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text-align="center"/>
      <style:text-properties fo:font-size="44pt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44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/>
      <style:text-properties fo:font-size="40pt" fo:font-weight="bold"/>
    </style:style>
    <style:style style:name="P9" style:family="paragraph">
      <style:text-properties fo:font-size="44pt"/>
    </style:style>
    <style:style style:name="P10" style:family="paragraph">
      <style:paragraph-properties fo:margin-left="0cm" fo:margin-right="0cm" fo:text-align="center" fo:text-indent="0cm"/>
      <style:text-properties fo:color="#ffdd00" fo:font-weight="bold"/>
    </style:style>
    <style:style style:name="P11" style:family="paragraph">
      <style:text-properties fo:color="#ffdd00" fo:font-size="100pt" fo:font-weight="bold"/>
    </style:style>
    <style:style style:name="P12" style:family="paragraph">
      <style:paragraph-properties fo:margin-left="0cm" fo:margin-right="0cm" fo:text-align="center" fo:text-indent="0cm"/>
      <style:text-properties fo:font-size="44pt"/>
    </style:style>
    <style:style style:name="P13" style:family="paragraph">
      <style:paragraph-properties fo:margin-left="0cm" fo:margin-right="0cm" fo:text-align="center" fo:text-indent="0cm"/>
      <style:text-properties fo:font-size="44pt" fo:font-weight="bold"/>
    </style:style>
    <style:style style:name="T1" style:family="text">
      <style:text-properties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ff0000" fo:font-size="110pt" fo:font-weight="bold"/>
    </style:style>
    <style:style style:name="T4" style:family="text">
      <style:text-properties fo:color="#ff0000" fo:font-size="100pt" fo:font-weight="bold"/>
    </style:style>
    <style:style style:name="T5" style:family="text">
      <style:text-properties fo:color="#23ff23" fo:font-size="100pt" fo:font-weight="bold"/>
    </style:style>
    <style:style style:name="T6" style:family="text">
      <style:text-properties fo:color="#ff00ff" fo:font-size="110pt" fo:font-weight="bold"/>
    </style:style>
    <style:style style:name="T7" style:family="text">
      <style:text-properties fo:font-size="54pt" fo:font-weight="bold"/>
    </style:style>
    <style:style style:name="T8" style:family="text">
      <style:text-properties fo:font-size="40pt" fo:font-weight="bold"/>
    </style:style>
    <style:style style:name="T9" style:family="text">
      <style:text-properties fo:font-size="44pt"/>
    </style:style>
    <style:style style:name="T10" style:family="text">
      <style:text-properties fo:color="#00b8ff" fo:font-size="100pt"/>
    </style:style>
    <style:style style:name="T11" style:family="text">
      <style:text-properties fo:color="#ffdd00" fo:font-size="100pt" fo:font-weight="bold"/>
    </style:style>
    <style:style style:name="T12" style:family="text">
      <style:text-properties fo:color="#e67814" fo:font-size="100pt" fo:font-weight="bold"/>
    </style:style>
    <style:style style:name="T13" style:family="text">
      <style:text-properties fo:color="#00ae00" fo:font-size="100pt" fo:font-weight="bold"/>
    </style:style>
    <style:style style:name="T14" style:family="text">
      <style:text-properties fo:color="#ff3333" fo:font-size="100pt" fo:font-weight="bold"/>
    </style:style>
    <style:style style:name="T15" style:family="text">
      <style:text-properties fo:color="#23ff23" fo:font-size="44pt" fo:font-weight="bold"/>
    </style:style>
    <style:style style:name="T16" style:family="text">
      <style:text-properties fo:color="#ff0000" fo:font-size="44pt" fo:font-weight="bold"/>
    </style:style>
    <style:style style:name="T17" style:family="text">
      <style:text-properties fo:color="#e6ff00" fo:font-size="44pt" fo:font-weight="bold"/>
    </style:style>
    <style:style style:name="T18" style:family="text">
      <style:text-properties fo:color="#00b8ff" fo:font-size="60pt" fo:font-weight="bold"/>
    </style:style>
    <style:style style:name="T19" style:family="text">
      <style:text-properties fo:color="#ff00ff" fo:font-size="60pt" fo:font-weight="bold"/>
    </style:style>
    <style:style style:name="T20" style:family="text">
      <style:text-properties fo:color="#ff6633" fo:font-size="60pt" fo:font-weight="bold"/>
    </style:style>
    <style:style style:name="T21" style:family="text">
      <style:text-properties fo:color="#e6ff00" fo:font-size="60pt" fo:font-weight="bold"/>
    </style:style>
    <style:style style:name="T22" style:family="text">
      <style:text-properties fo:color="#00ae00" fo:font-size="90pt" fo:font-weight="bold"/>
    </style:style>
    <style:style style:name="T23" style:family="text">
      <style:text-properties fo:font-size="25pt" fo:font-weight="bold"/>
    </style:style>
    <style:style style:name="T24" style:family="text">
      <style:text-properties fo:color="#ffdd00" fo:font-size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89cm" svg:height="0.962cm" svg:x="11.43cm" svg:y="9.525cm">
          <draw:text-box>
            <text:p text:style-name="P1"><text:span text:style-name="T1">Why Linux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3.477cm" svg:height="8.058cm" svg:x="0.493cm" svg:y="0.832cm">
          <draw:text-box>
            <text:p text:style-name="P2"><text:span text:style-name="T2"><text:s/></text:span><text:span text:style-name="T2">Forget about </text:span></text:p>
            <text:p text:style-name="P2"><text:span text:style-name="T2"/></text:p>
            <text:p text:style-name="P2"><text:span text:style-name="T3">V</text:span><text:span text:style-name="T4">iru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6" draw:layer="layout" svg:width="17.545cm" svg:height="7.664cm" svg:x="3.41cm" svg:y="12.656cm">
          <draw:text-box>
            <text:p text:style-name="P5"><text:span text:style-name="T2"><text:s/></text:span><text:span text:style-name="T2">Is your system </text:span></text:p>
            <text:p text:style-name="P5"><text:span text:style-name="T2"/></text:p>
            <text:p text:style-name="P5"><text:span text:style-name="T5">Unstab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16.51cm" svg:height="0.962cm" svg:x="6.35cm" svg:y="8.89cm">
          <draw:text-box>
            <text:p text:style-name="P7"/>
          </draw:text-box>
        </draw:frame>
        <draw:frame draw:style-name="gr4" draw:text-style-name="P8" draw:layer="layout" svg:width="24.825cm" svg:height="7.62cm" svg:x="5.08cm" svg:y="5.715cm">
          <draw:text-box>
            <text:p text:style-name="P8"><text:span text:style-name="T6"><text:s/></text:span><text:span text:style-name="T6">Linux </text:span></text:p>
            <text:p text:style-name="P8"><text:span text:style-name="T7">P</text:span><text:span text:style-name="T8">rotects your compu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9" draw:layer="layout" svg:width="28.717cm" svg:height="5.928cm" svg:x="-0.142cm" svg:y="13.757cm">
          <draw:text-box>
            <text:p text:style-name="P5"><text:span text:style-name="T9"><text:s/></text:span><text:span text:style-name="T9">Don't pay $300 for your </text:span></text:p>
            <text:p text:style-name="P5"><text:span text:style-name="T10">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1" draw:layer="layout" svg:width="17.546cm" svg:height="4.192cm" svg:x="10.795cm" svg:y="3.81cm">
          <draw:text-box>
            <text:p text:style-name="P10"><text:span text:style-name="T11"><text:s/></text:span><text:span text:style-name="T11">Freedo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6" draw:layer="layout" svg:width="26.296cm" svg:height="9.4cm" svg:x="0.635cm" svg:y="9.525cm">
          <draw:text-box>
            <text:p text:style-name="P2"><text:span text:style-name="T2"><text:s/></text:span><text:span text:style-name="T2">When the system has installed,</text:span></text:p>
            <text:p text:style-name="P2"><text:span text:style-name="T2"><text:s/></text:span><text:span text:style-name="T2">Why would you still need to install</text:span></text:p>
            <text:p text:style-name="P2"><text:span text:style-name="T2"><text:s/></text:span></text:p>
            <text:p text:style-name="P2"><text:span text:style-name="T12">Softwar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24.23cm" svg:height="7.664cm" svg:x="-0.1cm" svg:y="1.905cm">
          <draw:text-box>
            <text:p text:style-name="P5"><text:span text:style-name="T2"><text:s/></text:span><text:span text:style-name="T2">Update all your software with a </text:span></text:p>
            <text:p text:style-name="P5"><text:span text:style-name="T2"/></text:p>
            <text:p text:style-name="P5"><text:span text:style-name="T13"><text:s text:c="2"/></text:span><text:span text:style-name="T13">Single Clic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6" draw:layer="layout" svg:width="20.78cm" svg:height="9.4cm" svg:x="7.22cm" svg:y="7.11cm">
          <draw:text-box>
            <text:p text:style-name="P5"><text:span text:style-name="T2">Why copy software illegally</text:span></text:p>
            <text:p text:style-name="P5"><text:span text:style-name="T2"><text:s/></text:span><text:span text:style-name="T2">if you can get it for </text:span></text:p>
            <text:p text:style-name="P5"><text:span text:style-name="T2"/></text:p>
            <text:p text:style-name="P5"><text:span text:style-name="T14">Fre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6" draw:layer="layout" svg:width="26.207cm" svg:height="9.4cm" svg:x="1.098cm" svg:y="5.08cm">
          <draw:text-box>
            <text:p text:style-name="P5"><text:span text:style-name="T2"><text:s/></text:span><text:span text:style-name="T2">Need </text:span></text:p>
            <text:p text:style-name="P5"><text:span text:style-name="T5">New Software?</text:span><text:span text:style-name="T15"> </text:span></text:p>
            <text:p text:style-name="P5"><text:span text:style-name="T2">Don't bother searching the web,</text:span></text:p>
            <text:p text:style-name="P5"><text:span text:style-name="T2">Linux gets it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6" draw:layer="layout" svg:width="25.356cm" svg:height="8.931cm" svg:x="0.679cm" svg:y="5.08cm">
          <draw:text-box>
            <text:p text:style-name="P12"><text:span text:style-name="T2"><text:s/></text:span><text:span text:style-name="T2">Jump into the next generation </text:span></text:p>
            <text:p text:style-name="P12"><text:span text:style-name="T2">of </text:span><text:span text:style-name="T16">Desktops and Animations.</text:span></text:p>
            <text:p text:style-name="P12"><text:span text:style-name="T2"/></text:p>
            <text:p text:style-name="P12"><text:span text:style-name="T2"><text:s/></text:span><text:span text:style-name="T2">Play hundreds of </text:span><text:span text:style-name="T15">Games</text:span><text:span text:style-name="T2"> for free.</text:span></text:p>
            <text:p text:style-name="P12"><text:span text:style-name="T2"><text:s/></text:span><text:span text:style-name="T2">Get a great </text:span><text:span text:style-name="T17">Music Player</text:span><text:span text:style-name="T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13" draw:layer="layout" svg:width="15.875cm" svg:height="7.826cm" svg:x="11.43cm" svg:y="0.635cm">
          <draw:text-box>
            <text:p text:style-name="P5"><text:span text:style-name="T2"><text:s/></text:span><text:span text:style-name="T2">Let your </text:span></text:p>
            <text:p text:style-name="P5"><text:span text:style-name="T18">Old Computer </text:span></text:p>
            <text:p text:style-name="P5"><text:span text:style-name="T2">have </text:span></text:p>
            <text:p text:style-name="P5"><text:span text:style-name="T2">a second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6" draw:layer="layout" svg:width="16.788cm" svg:height="6.721cm" svg:x="1.905cm" svg:y="11.694cm">
          <draw:text-box>
            <text:p text:style-name="P5"><text:span text:style-name="T2"><text:s/></text:span><text:span text:style-name="T2">Enjoy </text:span><text:span text:style-name="T19">Free</text:span><text:span text:style-name="T2"> </text:span></text:p>
            <text:p text:style-name="P5"><text:span text:style-name="T2">and </text:span></text:p>
            <text:p text:style-name="P5"><text:span text:style-name="T20">Unlimited</text:span><text:span text:style-name="T2"> suppo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6" draw:layer="layout" svg:width="26.96cm" svg:height="6.09cm" svg:x="0.345cm" svg:y="9.15cm">
          <draw:text-box>
            <text:p text:style-name="P5"><text:span text:style-name="T2"><text:s/></text:span><text:span text:style-name="T2">Don't wait years for bugs </text:span></text:p>
            <text:p text:style-name="P5"><text:span text:style-name="T2">to be solved, </text:span></text:p>
            <text:p text:style-name="P5"><text:span text:style-name="T21">Report and Track</text:span><text:span text:style-name="T2"> them d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3" draw:layer="layout" svg:width="10.908cm" svg:height="10.743cm" svg:x="8.255cm" svg:y="5.08cm">
          <draw:text-box>
            <text:p text:style-name="P13"><text:span text:style-name="T16">What Else?</text:span></text:p>
            <text:p text:style-name="P13"><text:span text:style-name="T16"/></text:p>
            <text:p text:style-name="P13"><text:span text:style-name="T2">Install</text:span></text:p>
            <text:p text:style-name="P13"><text:span text:style-name="T2"/></text:p>
            <text:p text:style-name="P13"><text:span text:style-name="T22"><text:s/></text:span><text:span text:style-name="T22">LIN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layer="layout" svg:width="5.497cm" svg:height="1.944cm" svg:x="11.43cm" svg:y="4.445cm">
          <draw:text-box>
            <text:p text:style-name="P7"><text:span text:style-name="T23">Taken From</text:span></text:p>
            <text:p text:style-name="P7"/>
          </draw:text-box>
        </draw:frame>
        <draw:frame draw:style-name="gr6" draw:text-style-name="P7" draw:layer="layout" svg:width="17.145cm" svg:height="3.565cm" svg:x="6.35cm" svg:y="6.35cm">
          <draw:text-box>
            <text:p text:style-name="P7"/>
            <text:p text:style-name="P7"/>
            <text:p text:style-name="P7"/>
            <text:p text:style-name="P7"><text:span text:style-name="T24">http://www.whylinuxisbetter.ne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7-11-29T21:55:28</meta:creation-date>
    <dc:date>2007-11-29T22:38:13</dc:date>
    <dc:language>en-US</dc:language>
    <meta:editing-cycles>7</meta:editing-cycles>
    <meta:editing-duration>PT42M51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